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paragraph-rsid="00059dd7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ea7e4" officeooo:paragraph-rsid="00059dd7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bfddc" officeooo:paragraph-rsid="00059dd7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officeooo:paragraph-rsid="00059dd7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6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10590" officeooo:paragraph-rsid="00059dd7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75c78" officeooo:paragraph-rsid="00059dd7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f8cb" officeooo:paragraph-rsid="00059dd7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df264" officeooo:paragraph-rsid="00059dd7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ce2ea" officeooo:paragraph-rsid="00059dd7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630e3" officeooo:paragraph-rsid="00059dd7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ddc" officeooo:paragraph-rsid="00059dd7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7c58f" officeooo:paragraph-rsid="00059dd7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bc0f9" officeooo:paragraph-rsid="00059dd7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25994" officeooo:paragraph-rsid="00059dd7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288a7" officeooo:paragraph-rsid="00059dd7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81ccd" officeooo:paragraph-rsid="00059dd7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92b77" officeooo:paragraph-rsid="00059dd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583f" officeooo:paragraph-rsid="00059dd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3db95" officeooo:paragraph-rsid="00059dd7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59dd7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7788a" officeooo:paragraph-rsid="00059dd7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12578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14aad2"/>
    </style:style>
    <style:style style:name="P26" style:family="paragraph" style:parent-style-name="Text_20_body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27" style:family="paragraph" style:parent-style-name="Text_20_body">
      <style:text-properties style:font-name="Arial" officeooo:rsid="007d8cc8" officeooo:paragraph-rsid="00059dd7"/>
    </style:style>
    <style:style style:name="P28" style:family="paragraph" style:parent-style-name="Text_20_body">
      <style:text-properties style:font-name="Arial" officeooo:rsid="0079167c" officeooo:paragraph-rsid="00059dd7"/>
    </style:style>
    <style:style style:name="P29" style:family="paragraph" style:parent-style-name="Text_20_body">
      <style:text-properties style:font-name="Arial" officeooo:paragraph-rsid="00059dd7"/>
    </style:style>
    <style:style style:name="P30" style:family="paragraph" style:parent-style-name="Text_20_body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31" style:family="paragraph" style:parent-style-name="Heading_20_3">
      <style:text-properties style:font-name="Arial" officeooo:paragraph-rsid="00059dd7"/>
    </style:style>
    <style:style style:name="P32" style:family="paragraph" style:parent-style-name="Heading_20_1">
      <style:text-properties style:font-name="Arial" officeooo:paragraph-rsid="000c0079"/>
    </style:style>
    <style:style style:name="P33" style:family="paragraph" style:parent-style-name="Heading_20_1">
      <style:text-properties style:font-name="Arial" officeooo:paragraph-rsid="00059dd7"/>
    </style:style>
    <style:style style:name="P34" style:family="paragraph" style:parent-style-name="Heading_20_1">
      <style:text-properties style:font-name="Arial" officeooo:rsid="0079167c" officeooo:paragraph-rsid="00059dd7"/>
    </style:style>
    <style:style style:name="P35" style:family="paragraph" style:parent-style-name="Heading_20_1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c0079"/>
    </style:style>
    <style:style style:name="P36" style:family="paragraph" style:parent-style-name="Heading_20_1">
      <style:text-properties style:font-name="Arial2" officeooo:rsid="00152766" officeooo:paragraph-rsid="00152766"/>
    </style:style>
    <style:style style:name="P37" style:family="paragraph" style:parent-style-name="Heading_20_2">
      <style:text-properties style:font-name="Arial" officeooo:paragraph-rsid="00059dd7"/>
    </style:style>
    <style:style style:name="P38" style:family="paragraph" style:parent-style-name="Heading_20_2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9" style:family="paragraph" style:parent-style-name="Text_20_body" style:list-style-name="L1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12a240" officeooo:paragraph-rsid="00059dd7"/>
    </style:style>
    <style:style style:name="P40" style:family="paragraph" style:parent-style-name="Text_20_body" style:list-style-name="L2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1" style:family="paragraph" style:parent-style-name="Text_20_body">
      <style:text-properties officeooo:rsid="00152766" officeooo:paragraph-rsid="00152766"/>
    </style:style>
    <style:style style:name="P42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officeooo:paragraph-rsid="00059dd7"/>
    </style:style>
    <style:style style:name="P43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4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5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43baa9" officeooo:paragraph-rsid="00059dd7"/>
    </style:style>
    <style:style style:name="P46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7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8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9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42d10" officeooo:paragraph-rsid="00059dd7"/>
    </style:style>
    <style:style style:name="P50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51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52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5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paragraph-rsid="00059dd7"/>
    </style:style>
    <style:style style:name="T1" style:family="text">
      <style:text-properties officeooo:rsid="0012a240"/>
    </style:style>
    <style:style style:name="T2" style:family="text">
      <style:text-properties officeooo:rsid="004e88d5"/>
    </style:style>
    <style:style style:name="T3" style:family="text">
      <style:text-properties officeooo:rsid="009b42b9"/>
    </style:style>
    <style:style style:name="T4" style:family="text">
      <style:text-properties officeooo:rsid="00394a81"/>
    </style:style>
    <style:style style:name="T5" style:family="text">
      <style:text-properties officeooo:rsid="004520e7"/>
    </style:style>
    <style:style style:name="T6" style:family="text">
      <style:text-properties officeooo:rsid="0059ab6f"/>
    </style:style>
    <style:style style:name="T7" style:family="text">
      <style:text-properties officeooo:rsid="00467e81"/>
    </style:style>
    <style:style style:name="T8" style:family="text">
      <style:text-properties officeooo:rsid="004510c8"/>
    </style:style>
    <style:style style:name="T9" style:family="text">
      <style:text-properties officeooo:rsid="0097aa3c"/>
    </style:style>
    <style:style style:name="T10" style:family="text">
      <style:text-properties officeooo:rsid="003630e3"/>
    </style:style>
    <style:style style:name="T11" style:family="text">
      <style:text-properties officeooo:rsid="006578c0"/>
    </style:style>
    <style:style style:name="T12" style:family="text">
      <style:text-properties officeooo:rsid="00414749"/>
    </style:style>
    <style:style style:name="T13" style:family="text">
      <style:text-properties officeooo:rsid="004257d4"/>
    </style:style>
    <style:style style:name="T14" style:family="text">
      <style:text-properties officeooo:rsid="008f278a"/>
    </style:style>
    <style:style style:name="T15" style:family="text">
      <style:text-properties officeooo:rsid="007a696b"/>
    </style:style>
    <style:style style:name="T16" style:family="text">
      <style:text-properties style:font-name="Arial"/>
    </style:style>
    <style:style style:name="T17" style:family="text">
      <style:text-properties style:font-name="Arial" officeooo:rsid="009cbb10"/>
    </style:style>
    <style:style style:name="T18" style:family="text">
      <style:text-properties style:font-name="Arial" officeooo:rsid="009250bc"/>
    </style:style>
    <style:style style:name="T19" style:family="text">
      <style:text-properties style:font-name="Arial" officeooo:rsid="00943ebf"/>
    </style:style>
    <style:style style:name="T20" style:family="text">
      <style:text-properties style:font-name="Arial" officeooo:rsid="001aa2ee"/>
    </style:style>
    <style:style style:name="T21" style:family="text">
      <style:text-properties style:font-name="Arial" officeooo:rsid="001943ba"/>
    </style:style>
    <style:style style:name="T22" style:family="text">
      <style:text-properties style:font-name="Arial" officeooo:rsid="003e2072"/>
    </style:style>
    <style:style style:name="T23" style:family="text">
      <style:text-properties style:font-name="Arial" officeooo:rsid="00112578"/>
    </style:style>
    <style:style style:name="T24" style:family="text">
      <style:text-properties style:font-name="Arial" officeooo:rsid="0018fba1"/>
    </style:style>
    <style:style style:name="T25" style:family="text">
      <style:text-properties officeooo:rsid="00625994"/>
    </style:style>
    <style:style style:name="T26" style:family="text">
      <style:text-properties officeooo:rsid="003d1aed"/>
    </style:style>
    <style:style style:name="T27" style:family="text">
      <style:text-properties officeooo:rsid="005ce2ea"/>
    </style:style>
    <style:style style:name="T28" style:family="text">
      <style:text-properties officeooo:rsid="006ad6e4"/>
    </style:style>
    <style:style style:name="T29" style:family="text">
      <style:text-properties officeooo:rsid="0050d8d9"/>
    </style:style>
    <style:style style:name="T30" style:family="text">
      <style:text-properties officeooo:rsid="008d2f86"/>
    </style:style>
    <style:style style:name="T31" style:family="text">
      <style:text-properties officeooo:rsid="002c1396"/>
    </style:style>
    <style:style style:name="T32" style:family="text">
      <style:text-properties officeooo:rsid="0033f866"/>
    </style:style>
    <style:style style:name="T33" style:family="text">
      <style:text-properties officeooo:rsid="00943ebf"/>
    </style:style>
    <style:style style:name="T34" style:family="text">
      <style:text-properties officeooo:rsid="00681ccd"/>
    </style:style>
    <style:style style:name="T35" style:family="text">
      <style:text-properties fo:font-variant="normal" fo:text-transform="none" fo:color="#222222" fo:font-size="12pt" fo:letter-spacing="normal" fo:font-style="normal" fo:font-weight="normal"/>
    </style:style>
    <style:style style:name="T36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37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38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39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40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41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42" style:family="text"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T43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394a81"/>
    </style:style>
    <style:style style:name="T44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642f8"/>
    </style:style>
    <style:style style:name="T45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18fba1"/>
    </style:style>
    <style:style style:name="T46" style:family="text">
      <style:text-properties officeooo:rsid="00966f79"/>
    </style:style>
    <style:style style:name="T47" style:family="text">
      <style:text-properties officeooo:rsid="00642d10"/>
    </style:style>
    <style:style style:name="T48" style:family="text">
      <style:text-properties officeooo:rsid="007d8cc8"/>
    </style:style>
    <style:style style:name="T49" style:family="text">
      <style:text-properties officeooo:rsid="007ee605"/>
    </style:style>
    <style:style style:name="T50" style:family="text">
      <style:text-properties officeooo:rsid="00559ff7"/>
    </style:style>
    <style:style style:name="T51" style:family="text">
      <style:text-properties fo:language="pt" fo:country="PT" officeooo:rsid="00292b77"/>
    </style:style>
    <style:style style:name="T52" style:family="text">
      <style:text-properties fo:language="pt" fo:country="PT" officeooo:rsid="0075e470"/>
    </style:style>
    <style:style style:name="T53" style:family="text">
      <style:text-properties officeooo:rsid="006fe612"/>
    </style:style>
    <style:style style:name="T54" style:family="text">
      <style:text-properties style:font-name="Arial2"/>
    </style:style>
    <style:style style:name="T55" style:family="text">
      <style:text-properties style:font-name="Arial2" officeooo:rsid="00152766"/>
    </style:style>
    <style:style style:name="T56" style:family="text">
      <style:text-properties style:font-name="Arial2" officeooo:rsid="0017001c"/>
    </style:style>
    <style:style style:name="T57" style:family="text">
      <style:text-properties style:font-name="Arial2" officeooo:rsid="001ace9e"/>
    </style:style>
    <style:style style:name="T58" style:family="text">
      <style:text-properties officeooo:rsid="0018fb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</text:list-style>
    <text:list-style style:name="L3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9"><draw:frame draw:style-name="fr1" draw:name="Image2" text:anchor-type="paragraph" svg:x="3.41cm" svg:y="-0.198cm" svg:width="8.602cm" svg:height="6.909cm" draw:z-index="2"><draw:image xlink:href="../estrutura.png" xlink:type="simple" xlink:show="embed" xlink:actuate="onLoad" loext:mime-type="image/png"/></draw:frame></text:p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2" text:outline-level="1">Em que consiste cada unidade</text:h>
      <text:h text:style-name="P35" text:outline-level="1">Sistema automatizado de:</text:h>
      <text:list xml:id="list1390856436" text:style-name="L1">
        <text:list-item>
          <text:p text:style-name="P42"><text:span text:style-name="T42">Cultivo, regadio, </text:span><text:span text:style-name="T43">crescimento</text:span><text:span text:style-name="T42"> </text:span><text:span text:style-name="T44">de batata doce e soja. A batata doce foi escolhida pelas suas </text:span><text:span text:style-name="T45">ótimas</text:span><text:span text:style-name="T44"> características nutricionais, resistência a pragas e por ser o tubérculo que maior quantidade de energia produz no mesmo espaço. A soja pela sua excelente proteína bastante completa com aminoácidos essenciais ao ser humano.</text:span></text:p>
        </text:list-item>
        <text:list-item>
          <text:p text:style-name="P43">Manutenção de rega, gestão de luz <text:span text:style-name="T1">e</text:span> respiração.</text:p>
        </text:list-item>
        <text:list-item>
          <text:p text:style-name="P43">Colheita.</text:p>
        </text:list-item>
        <text:list-item>
          <text:p text:style-name="P39">Preparação de sopa de batata doce <text:span text:style-name="T2">com soja. A batata doce</text:span> co<text:span text:style-name="T5">m</text:span> <text:span text:style-name="T2">a </text:span>casca, após devidamente retirado<text:span text:style-name="T4">s</text:span> os oxalatos, que se consegue <text:span text:style-name="T5">depoi</text:span>s <text:span text:style-name="T5">de </text:span>ficarem 8 horas de molho. <text:span text:style-name="T2">A soja em grão verde...</text:span></text:p>
        </text:list-item>
      </text:list>
      <text:h text:style-name="P33" text:outline-level="1"><text:bookmark-start text:name="__RefHeading___Toc449_155589717"/>Vantagens da unidade<text:bookmark-end text:name="__RefHeading___Toc449_155589717"/></text:h>
      <text:list xml:id="list3943200756" text:style-name="L2">
        <text:list-item>
          <text:p text:style-name="P44">Invulnerável a tempestades meteorológicas <text:span text:style-name="T6">até magnitude bastante alta</text:span>.</text:p>
        </text:list-item>
        <text:list-item>
          <text:p text:style-name="P45">Anti pobreza, quem não tem como pagar tem este bem essencial.</text:p>
        </text:list-item>
        <text:list-item>
          <text:p text:style-name="P45">Anti crise económica, não é preciso dinheiro para beneficiar <text:span text:style-name="T7">d</text:span>este bem essencial, <text:span text:style-name="T6">o único custo é a produção da máquina</text:span>.</text:p>
        </text:list-item>
        <text:list-item>
          <text:p text:style-name="P44">Aproveitamento máximo de tempos de gestação (equivalente a entre 3 a 4 colheitas por ano).</text:p>
        </text:list-item>
        <text:list-item>
          <text:p text:style-name="P44">Colheitas irregulares, a colheita é individual e é feita consoante a necessidade e prontamente requerido.</text:p>
        </text:list-item>
        <text:list-item>
          <text:p text:style-name="P44">Cultivo réplica do tradicional.</text:p>
        </text:list-item>
        <text:list-item>
          <text:p text:style-name="P44">Auto-manutenção.</text:p>
        </text:list-item>
        <text:list-item>
          <text:p text:style-name="P44">Gestão <text:span text:style-name="T58">otimizada</text:span> para maximizar a produção.</text:p>
        </text:list-item>
        <text:list-item>
          <text:p text:style-name="P44"><text:span text:style-name="T3">Directo</text:span> ao consumidor.</text:p>
        </text:list-item>
        <text:list-item>
          <text:p text:style-name="P40">Logística zero, <text:span text:style-name="T8">é tudo feito no local.</text:span></text:p>
        </text:list-item>
      </text:list>
      <text:p text:style-name="P6"/>
      <text:h text:style-name="P33" text:outline-level="1"><text:bookmark-start text:name="__RefHeading___Toc451_155589717"/>Características<text:bookmark-end text:name="__RefHeading___Toc451_155589717"/></text:h>
      <text:h text:style-name="P37" text:outline-level="2"><text:bookmark-start text:name="__RefHeading___Toc582_155589717"/>Estrutura das unidades<text:bookmark-end text:name="__RefHeading___Toc582_155589717"/></text:h>
      <text:p text:style-name="P5">Estrutura auto-portante, em chapa de aço, acrílico, painéis solares, com as medidas adequadas ao transporte.</text:p>
      <text:p text:style-name="P5">As unidades de produção são de transporte adequado aos meios <text:span text:style-name="T58">atuais</text:span> <text:span text:style-name="T1">em medidas equivalentes a contentores de 40 pés</text:span>, <text:span text:style-name="T4">12000mm por 2500mm com 2700mm de altura,</text:span> podendo assim ir para locais onde são mais necessários. <text:span text:style-name="T10">A área de cultivo são aproximadamente 120 metros quadrados, que vão ser repartidos em 4 andares na unidade que tem 30 metros quadrados.</text:span></text:p>
      <text:p text:style-name="P7">Cada unidade contém aproximadamente 10 metros <text:span text:style-name="T11">cúbicos</text:span> de terra e reservatório de água <text:span text:style-name="T7">com</text:span> 3000 litros de agua, que é retida da chuva. O reservatório <text:span text:style-name="T12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P33" text:outline-level="1"><text:bookmark-start text:name="__RefHeading___Toc453_155589717"/>Produção<text:bookmark-end text:name="__RefHeading___Toc453_155589717"/></text:h>
      <text:p text:style-name="P5">A pr<text:span text:style-name="T13">o</text:span>dução <text:span text:style-name="T1">de cada unidade </text:span>é contínua e é estimada a disponibilidade de <text:span text:style-name="T14">15 litros de sopa de </text:span>batata <text:span text:style-name="T1">doce com soja diariamente, mais ou menos espesso dependendo da quantidade crescida na área respetiva para cada dia</text:span>, <text:span text:style-name="T4">o equivalente a cerca de 50 doses de 0,3 litros,</text:span> <text:span text:style-name="T1">prontas a ingerir</text:span> em cada unidade. <text:span text:style-name="T15">A imagem seguinte mostra 2 socalcos dos aproximadamente 1900 que tem a maquina.</text:span></text:p>
      <text:p text:style-name="P11"><draw:frame draw:style-name="fr2" draw:name="Image1" text:anchor-type="paragraph" svg:x="0.088cm" svg:y="0.249cm" svg:width="8.945cm" svg:height="6.906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25"><text:span text:style-name="T16">São unidades de produção automatizada </text:span><text:span text:style-name="T17">com</text:span><text:span text:style-name="T16"> custos de manutenção </text:span><text:span text:style-name="T17">mínimas </text:span><text:span text:style-name="T16">após </text:span><text:span text:style-name="T18">construídas</text:span><text:span text:style-name="T16">, totalmente ecológicas e servem-se dos recursos naturais Sol e chuva para funcionar em pleno. </text:span></text:p>
      <text:p text:style-name="P25"><text:span text:style-name="T16">Tem reservatório de captação d</text:span><text:span text:style-name="T23">e</text:span><text:span text:style-name="T16"> </text:span><text:span text:style-name="T23">agua da </text:span><text:span text:style-name="T16">chuva, </text:span><text:span text:style-name="T23">com 200mm de altura, capacidade para 6000 litros</text:span><text:span text:style-name="T16">. </text:span><text:span text:style-name="T23">O gasto mensal de agua está calculado em 33mm ou 1000 litros por mês, em que serve diariamente 7 litros para o cozedura da sopa e 26 litros para a rega das batatas doces e soja em cultivo. A agua da lavagem do equipamento que produz a sopa serve para a rega. <text:s/></text:span></text:p>
      <text:p text:style-name="P24"><text:span text:style-name="T23">A maquina </text:span><text:span text:style-name="T16">serve para locais com precipitação desde </text:span><text:span text:style-name="T23">400mm</text:span><text:span text:style-name="T16"> anuais.</text:span></text:p>
      <text:p text:style-name="P24"><text:span text:style-name="T18">Siga </text:span><text:a xlink:type="simple" xlink:href="https://climate-data.org/" text:style-name="Internet_20_link" text:visited-style-name="Visited_20_Internet_20_Link"><text:span text:style-name="T18">https://climate-</text:span></text:a><text:a xlink:type="simple" xlink:href="https://climate-data.org/" text:style-name="Internet_20_link" text:visited-style-name="Visited_20_Internet_20_Link"><text:span text:style-name="T18">data.org/</text:span></text:a><text:span text:style-name="T18"> <text:s/>para </text:span><text:span text:style-name="T23">verificar</text:span><text:span text:style-name="T18"> as pluviosidade em vários locais do planeta.</text:span></text:p>
      <text:p text:style-name="P12"><text:s/></text:p>
      <text:h text:style-name="P37" text:outline-level="2"><text:bookmark-start text:name="__RefHeading___Toc455_155589717"/><text:span text:style-name="T25">G</text:span>estão de cultivo <text:bookmark-end text:name="__RefHeading___Toc455_155589717"/></text:h>
      <text:p text:style-name="P13">A gestão de cultivo é feita por um robô em carris pela parte de cima <text:span text:style-name="T26">de cada patamar</text:span>, em que as suas medidas exteriores não ultrapassam os 300 milímetros de diâmetro quando em movimento.</text:p>
      <text:p text:style-name="P14">Uma hora antes de anoitecer, o sistema desliga a restrição de 3 doses <text:span text:style-name="T27">por pessoa</text:span>, até o recipiente de batata doce ficar vazio. </text:p>
      <text:p text:style-name="P15">Nessa altura antes de o painel solar da nascente se posicionar para o dia seguinte, o robô vai buscar as batatas para o dia seguinte e coloca-as num recipiente em que elas ficam de molho durante a noite para retirar os oxalatos.</text:p>
      <text:p text:style-name="P16">Nessa fase são colocadas as mudas para crescerem 15 dias, provenientes da colheita <text:span text:style-name="T28">anterior</text:span>.</text:p>
      <text:p text:style-name="P15">Quando o robô vai buscar as batatas <text:span text:style-name="T29">doces e a soja</text:span>, <text:span text:style-name="T29">cultiva </text:span>de imediato as seguintes, <text:span text:style-name="T25">com a muda mais antiga já crescida com 15 dias fazendo assim a rotatividade, e</text:span> <text:span text:style-name="T29">trocando o local da batata doce pela soja, fazendo assim uma rotação cultivar, que vai trazer benefícios tanto no crescimento</text:span> <text:span text:style-name="T29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9">cultivo</text:span> dessas. Os cerca de 120 metros quadrados vão ficar em <text:span text:style-name="T30">128</text:span> divisões, fazendo <text:span text:style-name="T31">a rotatividade em 128 dias, de forma a que o robô sabe exa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31" text:outline-level="3"><text:bookmark-start text:name="__RefHeading___Toc698_155589717"/>Rega<text:bookmark-end text:name="__RefHeading___Toc698_155589717"/></text:h>
      <text:p text:style-name="P17">A rega <text:span text:style-name="T32">é</text:span> feita pelo <text:span text:style-name="T3">robô</text:span> p<text:span text:style-name="T32">or volta do</text:span> meio-dia quando há mais excedente de energia proveniente dos painéis solares. <text:span text:style-name="T32">Sendo necessário rega de 3 em 3 dias, o robô movimenta-se na rega em cerca de 30 blocos a cada dia, fazendo também algum controlo mecânico com <text:s/>as possíveis pragas e ervas daninhas.</text:span></text:p>
      <text:h text:style-name="P33" text:outline-level="1"><text:bookmark-start text:name="__RefHeading___Toc486_1709815141"/>Sistema <text:span text:style-name="T58">elétrico</text:span><text:bookmark-end text:name="__RefHeading___Toc486_1709815141"/></text:h>
      <text:h text:style-name="P37" text:outline-level="2"><text:bookmark-start text:name="__RefHeading___Toc586_155589717"/>Energia<text:bookmark-end text:name="__RefHeading___Toc586_155589717"/></text:h>
      <text:p text:style-name="P5">Energia renovável para alimentar os leds, o robô e outras componentes:</text:p>
      <text:list xml:id="list2114068659" text:style-name="L3">
        <text:list-item>
          <text:p text:style-name="P46">Painéis solares fotovoltaicos, <text:span text:style-name="T34">em 3 módulos, movimentados por actuadores lineares.</text:span>.</text:p>
        </text:list-item>
        <text:list-item>
          <text:p text:style-name="P50">Eólica urbana de baixo ruído.</text:p>
        </text:list-item>
      </text:list>
      <text:p text:style-name="P2"><text:span text:style-name="T36">A</text:span><text:span text:style-name="T35"> maquina só funciona durante o dia, quando o sol nasce e começa a </text:span><text:span text:style-name="T37">haver</text:span><text:span text:style-name="T35"> energia suficiente no estabilizador.</text:span></text:p>
      <text:p text:style-name="P3"><text:span text:style-name="T35">Os painéis solares são em 2 ou 3 módulos, cada um com sistema de seguidor solar, </text:span><text:span text:style-name="T38">em que na ultima hora de sol, o painel do lado da nascente posiciona-se para onde o sol nasce no dia a seguir. Quando este receber energia, os outros posicionam-se devidamente ao sol. Isto porque o sistema não vai ter baterias </text:span><text:span text:style-name="T37">pelo que </text:span><text:span text:style-name="T38">além de serem dispendiosas, têm durabilidade reduzida e as maquinas são para ter o mínimo de manutenção possível, dado que vão ser bastantes e são apropriadas para sítios remotos.</text:span></text:p>
      <text:h text:style-name="P37" text:outline-level="2"><text:bookmark-start text:name="__RefHeading___Toc588_155589717"/>Iluminação<text:bookmark-end text:name="__RefHeading___Toc588_155589717"/></text:h>
      <text:list xml:id="list232586469" text:style-name="L4">
        <text:list-item>
          <text:p text:style-name="P47">Feita com leds de consumo energético mínimo, com somente o comprimento de onda necessário para o crescimento da planta.</text:p>
        </text:list-item>
        <text:list-item>
          <text:p text:style-name="P51">Localizados em painel auto-ajustável, pelo que as proximidades mais curtas possíveis maximizam o aproveitamento energético requerido pela planta.</text:p>
        </text:list-item>
      </text:list>
      <text:h text:style-name="P37" text:outline-level="2"><text:bookmark-start text:name="__RefHeading___Toc572_155589717"/>Ventilação<text:bookmark-end text:name="__RefHeading___Toc572_155589717"/></text:h>
      <text:p text:style-name="P18">Contem duas ventoinhas com passagens de ar, em que a saída de fluxo do ar tem um sistema que fecha completamente em caso de paragem da ventoinha, isto para a situação de impedir ao máximo a entrada de <text:span text:style-name="T58">inse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37" text:outline-level="2"><text:bookmark-start text:name="__RefHeading___Toc590_155589717"/>Funções do <text:span text:style-name="T46">robô</text:span><text:bookmark-end text:name="__RefHeading___Toc590_155589717"/></text:h>
      <text:list xml:id="list38378253" text:style-name="L5">
        <text:list-item>
          <text:p text:style-name="P48">Regulação <text:span text:style-name="T58">ótima</text:span> da iluminação.</text:p>
        </text:list-item>
        <text:list-item>
          <text:p text:style-name="P48">Realização do cultivo.</text:p>
        </text:list-item>
        <text:list-item>
          <text:p text:style-name="P49">Rega com balde, minimizando tubagens, válvulas e controladoras, assim há melhor gestão quando a agua não é abundante.</text:p>
        </text:list-item>
        <text:list-item>
          <text:p text:style-name="P48">Colheita <text:span text:style-name="T47">da batata doce e soja.</text:span></text:p>
        </text:list-item>
        <text:list-item text:start-value="1">
          <text:p text:style-name="P48">Programas de manutenções várias.</text:p>
        </text:list-item>
        <text:list-item>
          <text:p text:style-name="P48">Substituição de leds avariados.</text:p>
        </text:list-item>
        <text:list-item>
          <text:p text:style-name="P48">Participação na construção da estrutura.</text:p>
        </text:list-item>
        <text:list-item>
          <text:p text:style-name="P52">Entre outras, <text:span text:style-name="T58">recetivo</text:span> a constante programação e auto-aprendizagem consoante o que for preciso.</text:p>
        </text:list-item>
      </text:list>
      <text:h text:style-name="P33" text:outline-level="1"><text:bookmark-start text:name="__RefHeading___Toc457_155589717"/>Zona da <text:span text:style-name="T48">frente</text:span><text:bookmark-end text:name="__RefHeading___Toc457_155589717"/></text:h>
      <text:p text:style-name="P26"><text:span text:style-name="T49">Produção</text:span> de compostagem</text:p>
      <text:p text:style-name="P27"/>
      <text:p text:style-name="P26">Saponária</text:p>
      <text:h text:style-name="P38" text:outline-level="2"><text:bookmark-start text:name="__RefHeading___Toc574_155589717"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50">A maquina vai ter um stock de 20 ou 30 <text:s/>copos de reserva, antecipando estas situações,</text:span></text:p>
      <text:p text:style-name="P22"><text:span text:style-name="T51">Os copos naturalmente são feitos de material resistente, </text:span><text:span text:style-name="T52">com a mais baixa porosidade ou permeabilidade possível no intuito de ficar o mínimo resíduo possível <text:s/>quando utilizados</text:span><text:span text:style-name="T51">.</text:span></text:p>
      <text:h text:style-name="P31" text:outline-level="3"><text:bookmark-start text:name="__RefHeading___Toc576_155589717"/>Lavagem<text:bookmark-end text:name="__RefHeading___Toc576_155589717"/></text:h>
      <text:p text:style-name="P23"><text:span text:style-name="T16">Tem sistema de reutilização de copos, em que os mesmos ao serem colocados no </text:span><text:span text:style-name="T24">respetivo</text:span><text:span text:style-name="T16"> local, há um sistema de lavagem pressurizad</text:span><text:span text:style-name="T20">o</text:span><text:span text:style-name="T16"> </text:span><text:span text:style-name="T21">com agua quente e sabão natural saponaria </text:span><text:a xlink:type="simple" xlink:href="http://wikipedia.org/wiki/Saponaria" text:style-name="Internet_20_link" text:visited-style-name="Visited_20_Internet_20_Link"><text:span text:style-name="T16">http://wikipedia.org/wiki/Saponari</text:span></text:a><text:a xlink:type="simple" xlink:href="http://wikipedia.org/wiki/Saponaria" text:style-name="Internet_20_link" text:visited-style-name="Visited_20_Internet_20_Link"><text:span text:style-name="T19">a</text:span></text:a><text:span text:style-name="T19">, produzido na mesma unidade, </text:span><text:span text:style-name="T16"><text:s/>praticamente equivalente </text:span><text:span text:style-name="T20">à</text:span><text:span text:style-name="T16"> esterilização. O</text:span><text:span text:style-name="T22"> sistema de lavagem é </text:span><text:span text:style-name="T24">otimizado</text:span><text:span text:style-name="T22"> para gastar o mínimo de agua e energia, em que há um molde com afastamento de alguns milímetros das paredes dos copos.</text:span></text:p>
      <text:p text:style-name="P20">O mesmo sistema é utilizado para a lavagem da panela.</text:p>
      <text:h text:style-name="P37" text:outline-level="2"><text:bookmark-start text:name="__RefHeading___Toc584_155589717"/><text:span text:style-name="T53">Produção da sopa</text:span> <text:bookmark-end text:name="__RefHeading___Toc584_155589717"/></text:h>
      <text:p text:style-name="P4"><text:span text:style-name="T39">A</text:span><text:span text:style-name="T40">o inicio do dia, o sistema automático vai colocar as batatas doces no recipiente de cozimento a pressão</text:span><text:span text:style-name="T41">.</text:span></text:p>
      <text:p text:style-name="P21"/>
      <text:h text:style-name="P34" text:outline-level="1"><text:bookmark-start text:name="__RefHeading___Toc488_1709815141"/>Zona de servimento<text:bookmark-end text:name="__RefHeading___Toc488_1709815141"/></text:h>
      <text:p text:style-name="P28"/>
      <text:p text:style-name="P30"><draw:frame draw:style-name="fr1" draw:name="Image3" text:anchor-type="paragraph" svg:x="0.12cm" svg:y="0.273cm" svg:width="9.084cm" svg:height="5.623cm" draw:z-index="1"><draw:image xlink:href="../panel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h text:style-name="P36" text:outline-level="1"/>
      <text:h text:style-name="P36" text:outline-level="1"/>
      <text:h text:style-name="P36" text:outline-level="1">Manutenção</text:h>
      <text:p text:style-name="P41"><text:span text:style-name="T54">A manutenção é feita de 5 em 5 anos.</text:span></text:p>
      <text:p text:style-name="P41"><text:span text:style-name="T54">Muda as lâmpadas <text:s/>led, </text:span><text:span text:style-name="T56">abastece</text:span><text:span text:style-name="T54"> o silo de adubo com 50kg </text:span><text:span text:style-name="T57">e muda os filtro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03:23.331000000</meta:creation-date>
    <dc:date>2019-07-17T08:34:52.447000000</dc:date>
    <meta:editing-duration>P9DT15H1M50S</meta:editing-duration>
    <meta:editing-cycles>16</meta:editing-cycles>
    <meta:generator>LibreOffice/6.2.5.2$Windows_X86_64 LibreOffice_project/1ec314fa52f458adc18c4f025c545a4e8b22c159</meta:generator>
    <meta:document-statistic meta:table-count="0" meta:image-count="3" meta:object-count="0" meta:page-count="1" meta:paragraph-count="79" meta:word-count="1555" meta:character-count="9147" meta:non-whitespace-character-count="7682"/>
  </office:meta>
</office:document-meta>
</file>